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Nimbus Mono L" svg:font-family="'Nimbus Mono L', 'Courier New'" style:font-family-generic="modern"/>
    <style:font-face style:name="DejaVu Sans3" svg:font-family="'DejaVu Sans'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1">Конструкции DDL. Уровень табли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HECK CONSTRAINTS</text:p>
              </text:list-item>
              <text:list-item>
                <text:p>NOT NULL</text:p>
              </text:list-item>
              <text:list-item>
                <text:p><text:span text:style-name="T2">UNIQUE</text:span></text:p>
              </text:list-item>
              <text:list-item>
                <text:p>PRIMARY KEY</text:p>
              </text:list-item>
              <text:list-item>
                <text:p><text:span text:style-name="T2">FOREIGN KEYS</text:span></text:p>
              </text:list-item>
              <text:list-item>
                <text:p><text:span text:style-name="T2">EXCLUDE CONSTRAI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qu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roduct_no integer UNIQUE</text:p>
                <text:p>product_no integer CONSTRAINT UK_products_product_no UNIQUE</text:p>
                <text:p/>
                <text:p>UNIQUE (product_no)</text:p>
                <text:p>UNIQUE (a, c)</text:p>
                <text:p>CONSTRAINT UK_tbl_a_c UNIQUE (a, c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lude Constrai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TABLE ip_ranges (</text:p>
                <text:p><text:s text:c="3"/>ip_range ip4r,</text:p>
                <text:p><text:s text:c="4"/>EXCLUDE USING gist (ip_range WITH &amp;&amp;)</text:p>
                <text:p>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eign Ke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roduct_no integer REFERENCES products (product_no)</text:p>
                <text:p>product_no integer REFERENCES products</text:p>
                <text:p>product_no integer CONSTRAINT FK_product_product_no REFERENCES products (product_no)</text:p>
                <text:p/>
                <text:p>FOREIGN KEY (b, c) REFERENCES other_table (c1, c2)</text:p>
                <text:p>CONSTRAINT FK_tbl_other_tbl FOREIGN KEY (b, c) REFERENCES other_tbl (c1, c2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MATCH FULL (полное совпадение)</text:p>
                <text:p>MATCH PARTIAL (частичное совпадение) </text:p>
                <text:p>MATCH SIMPLE (простое совпадение) — по умолчанию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 Delete | On Updat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order_id integer REFERENCES products {ON DELETE | ON UPDATE} NO ACTION</text:p>
                <text:p>order_id integer REFERENCES products {ON DELETE | ON UPDATE} RESTRICT</text:p>
                <text:p>order_id integer REFERENCES orders {ON DELETE | ON UPDATE} CASCADE</text:p>
                <text:p>order_id integer REFERENCES orders {ON DELETE | ON UPDATE} SET NULL</text:p>
                <text:p>order_id integer REFERENCES orders {ON DELETE | ON UPDATE} SET DEFAUL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fer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Это предложение определяет, может ли ограничение быть отложенным. Неоткладываемое ограничение будет проверяться немедленно после каждой команды. Проверка откладываемых ограничений может быть отложена до завершения транзакции.</text:p>
                <text:p>По умолчанию подразумевается вариант NOT DEFERRABLE. В настоящее время это предложение принимают только ограничения UNIQUE, PRIMARY KEY, EXCLUDE и REFERENCES (внешний ключ). Ограничения NOT NULL и CHECK не могут быть отложенным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T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ALTER TABLE [ IF EXISTS ] [ ONLY ] name [ * ] action [, ... ]</text:p>
                <text:p>где action:</text:p>
                <text:p>ADD [ COLUMN ] column_name data_type [ COLLATE collation ] [ column_constraint [ ... ] ]</text:p>
                <text:p>DROP [ COLUMN ] [ IF EXISTS ] column_name [ RESTRICT | CASCADE ]</text:p>
                <text:p>ALTER [ COLUMN ] column_name [ SET DATA ] TYPE data_type [ COLLATE collation ] [ USING expression ]</text:p>
                <text:p>ALTER [ COLUMN ] column_name SET DEFAULT expression</text:p>
                <text:p>ALTER [ COLUMN ] column_name DROP DEFAULT</text:p>
                <text:p>ALTER [ COLUMN ] column_name { SET | DROP } NOT NULL</text:p>
                <text:p>ALTER [ COLUMN ] column_name SET ( attribute_option = value [, ... ] )</text:p>
                <text:p>ALTER [ COLUMN ] column_name RESET ( attribute_option [, ... ] )</text:p>
                <text:p>ALTER [ COLUMN ] column_name SET STORAGE { PLAIN | EXTERNAL | EXTENDED | MAIN }</text:p>
                <text:p>ADD table_constraint [ NOT VALID ]</text:p>
                <text:p>ALTER CONSTRAINT constraint_name [ DEFERRABLE | NOT DEFERRABLE ] [ INITIALLY DEFERRED | INITIALLY IMMEDIATE ]</text:p>
                <text:p>VALIDATE CONSTRAINT constraint_name</text:p>
                <text:p>DROP CONSTRAINT [ IF EXISTS ] <text:s/>constraint_name [ RESTRICT | CASCADE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Tabl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LTER TABLE [ IF EXISTS ] [ ONLY ] name [ * ]</text:p>
                <text:p><text:s text:c="4"/>RENAME [ COLUMN ] column_name TO new_column_name</text:p>
                <text:p>ALTER TABLE [ IF EXISTS ] [ ONLY ] name [ * ]</text:p>
                <text:p><text:s text:c="4"/>RENAME CONSTRAINT constraint_name TO new_constraint_name</text:p>
                <text:p>ALTER TABLE [ IF EXISTS ] name</text:p>
                <text:p><text:s text:c="4"/>RENAME TO new_name</text:p>
                <text:p>ALTER TABLE [ IF EXISTS ] name</text:p>
                <text:p><text:s text:c="4"/>SET SCHEMA new_schema</text:p>
                <text:p>ALTER TABLE ALL IN TABLESPACE name [ OWNED BY role_name [, ... ] ]</text:p>
                <text:p><text:s text:c="4"/>SET TABLESPACE new_tablespace [ NOWAIT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CREATE TABLE AS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p><text:span text:style-name="T1">CREATE TABLE AS (SELECT … 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nam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id</text:p>
              </text:list-item>
              <text:list-item>
                <text:p>tableoid</text:p>
              </text:list-item>
              <text:list-item>
                <text:p>xmin</text:p>
              </text:list-item>
              <text:list-item>
                <text:p>cmin</text:p>
              </text:list-item>
              <text:list-item>
                <text:p>xmax</text:p>
              </text:list-item>
              <text:list-item>
                <text:p>cmax</text:p>
              </text:list-item>
              <text:list-item>
                <text:p>cti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Index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[ UNIQUE ] INDEX [ CONCURRENTLY ] [ [ IF NOT EXISTS ] name ] ON table_name [ USING method ]</text:p>
                <text:p><text:s text:c="4"/>( { column_name | ( expression ) } [ COLLATE collation ] [ opclass ] [ ASC | DESC ] [ NULLS { FIRST | LAST } ] [, ...] )</text:p>
                <text:p><text:s text:c="4"/>[ WITH ( storage_parameter = value [, ... ] ) ]</text:p>
                <text:p><text:s text:c="4"/>[ TABLESPACE tablespace_name ]</text:p>
                <text:p><text:s text:c="4"/>[ WHERE predicate ]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 Index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ROP INDEX [ CONCURRENTLY ] [ IF EXISTS ] имя [, ...] [ CASCADE | RESTRICT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PDA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PDATE [ ONLY ] table_name [ * ] [ [ AS ] alias ]</text:p>
                <text:p><text:s text:c="4"/>SET { column_name = { expression | DEFAULT } |</text:p>
                <text:p><text:s text:c="8"/>( column_name [, ...] ) = ( { expression | DEFAULT } [, ...] ) |</text:p>
                <text:p><text:s text:c="10"/>( column_name [, ...] ) = ( sub-SELECT )</text:p>
                <text:p><text:s text:c="8"/>} [, ...]</text:p>
                <text:p><text:s text:c="4"/>[ FROM from_list ]</text:p>
                <text:p><text:s text:c="4"/>[ WHERE condition | WHERE CURRENT OF cursor_name ]</text:p>
                <text:p><text:s text:c="4"/>[ RETURNING * | output_expression [ [ AS ] output_name ] [, ...]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ELETE FROM [ ONLY ] table_name [ * ] [ [ AS ] alias ]</text:p>
                <text:p><text:s text:c="4"/>[ USING using_list ]</text:p>
                <text:p><text:s text:c="4"/>[ WHERE condition | WHERE CURRENT OF cursor_name ]</text:p>
                <text:p><text:s text:c="4"/>[ RETURNING * | output_expression [ [ AS ] output_name ] [, ...]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NCA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TRUNCATE [ TABLE ] [ ONLY ] name [ * ] [, ... ]</text:p>
                <text:p><text:s text:c="4"/>[ RESTART IDENTITY | CONTINUE IDENTITY ] [ CASCADE | RESTRICT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CUU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VACUUM [ ( { FULL | FREEZE | VERBOSE | ANALYZE | DISABLE_PAGE_SKIPPING } [, ...] ) ] [ table_name [ (column_name [, ...] ) ] ]</text:p>
                <text:p>VACUUM [ FULL ] [ FREEZE ] [ VERBOSE ] [ table_name ]</text:p>
                <text:p>VACUUM [ FULL ] [ FREEZE ] [ VERBOSE ] ANALYZE [ table_name [ (column_name [, ...] ) ]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Nimbus Mono L" svg:font-family="'Nimbus Mono L', 'Courier New'" style:font-family-generic="modern"/>
    <style:font-face style:name="DejaVu Sans3" svg:font-family="'DejaVu Sans'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fo:font-size="10pt" fo:language="ru" fo:country="RU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3" style:font-family-asian="'DejaVu Sans'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DejaVu Sans3" style:font-family-asian="'DejaVu Sans'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3" style:font-family-asian="'DejaVu Sans'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2:03:40.386671710</meta:creation-date>
    <dc:date>2017-09-25T00:56:36.376106092</dc:date>
    <meta:editing-duration>P1DT17H29S</meta:editing-duration>
    <meta:editing-cycles>158</meta:editing-cycles>
    <meta:generator>LibreOffice/5.2.7.2$Linux_x86 LibreOffice_project/20m0$Build-2</meta:generator>
    <meta:document-statistic meta:object-count="93"/>
  </office:meta>
</office:document-meta>
</file>